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VU Meter</text:p>
          </table:table-cell>
          <table:table-cell/>
        </table:table-row>
        <table:table-row table:style-name="ro1">
          <table:table-cell table:style-name="ce1" office:value-type="string">
            <text:p>Bild größe</text:p>
          </table:table-cell>
          <table:table-cell table:style-name="ce1" office:value-type="string">
            <text:p>Basis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formula="of:=1/[.B3]" office:value-type="float" office:value="0.2">
            <text:p>0,2</text:p>
          </table:table-cell>
        </table:table-row>
        <table:table-row table:style-name="ro1">
          <table:table-cell/>
          <table:table-cell table:formula="of:=POWER(2;[.B4])" office:value-type="float" office:value="1.14869835499704">
            <text:p>1,14869835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Voltage</text:p>
          </table:table-cell>
          <table:table-cell office:value-type="float" office:value="0.001">
            <text:p>0,001</text:p>
          </table:table-cell>
        </table:table-row>
        <table:table-row table:style-name="ro1">
          <table:table-cell office:value-type="string">
            <text:p>%</text:p>
          </table:table-cell>
          <table:table-cell table:formula="of:=POWER([.B8];[.B4])/[.B5]" office:value-type="float" office:value="0.218672414788656">
            <text:p>0,2186724148</text:p>
          </table:table-cell>
        </table:table-row>
        <table:table-row table:style-name="ro1">
          <table:table-cell office:value-type="string">
            <text:p>Y-Wert</text:p>
          </table:table-cell>
          <table:table-cell table:style-name="ce2" table:formula="of:=[.A3]-[.B9]*[.A3]" office:value-type="float" office:value="414.103620162013">
            <text:p>414</text:p>
          </table:table-cell>
        </table:table-row>
        <table:table-row table:style-name="ro1">
          <table:table-cell office:value-type="string">
            <text:p>db</text:p>
          </table:table-cell>
          <table:table-cell table:formula="of:=20*LOG10([.B8])" office:value-type="float" office:value="-60">
            <text:p>-6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29.06.2018</text:date>, <text:time>07:43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Gäckler</meta:initial-creator>
    <meta:creation-date>2018-06-24T15:03:39.48</meta:creation-date>
    <dc:date>2018-06-29T07:43:23.82</dc:date>
    <dc:creator>Martin Gäckler</dc:creator>
    <meta:editing-duration>PT1H47M56S</meta:editing-duration>
    <meta:editing-cycles>5</meta:editing-cycles>
    <meta:generator>OpenOffice/4.1.3$Win32 OpenOffice.org_project/413m1$Build-9783</meta:generator>
    <meta:document-statistic meta:table-count="3" meta:cell-count="15" meta:object-count="0"/>
  </office:meta>
</office:document-meta>
</file>